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ilfen und Dokumentationen</text:span><text:line-break/><text:line-break/><text:line-break/>man &lt;Befehl&gt;<text:tab/><text:tab/><text:tab/><text:tab/>zeigt manual pages<text:line-break/><text:line-break/>apropos &lt;Suchbegriff&gt;<text:tab/><text:tab/>wie man -k<text:line-break/><text:tab/><text:tab/><text:tab/><text:tab/><text:tab/><text:tab/>Sucht Seitennamen und <text:tab/><text:tab/><text:tab/><text:tab/><text:tab/><text:tab/><text:tab/><text:tab/><text:tab/>Kurzbeschreibungen.<text:line-break/><text:tab/><text:tab/><text:tab/><text:tab/><text:tab/><text:tab/>Dadurch kann man für eine <text:tab/><text:tab/><text:tab/><text:tab/><text:tab/><text:tab/><text:tab/><text:tab/>bestimmte Aufgabe ein Kommando <text:tab/><text:tab/><text:tab/><text:tab/><text:tab/><text:tab/>finden, ohne den Namen des <text:tab/><text:tab/><text:tab/><text:tab/><text:tab/><text:tab/><text:tab/><text:tab/>gesuchten Kommandos zu kennen. <text:line-break/><text:tab/><text:tab/><text:tab/><text:tab/><text:a xlink:type="simple" xlink:href="https://de.wikipedia.org/wiki/Apropos_(Unix" text:style-name="Internet_20_link" text:visited-style-name="Visited_20_Internet_20_Link">https://de.wikipedia.org/wiki/Apropos_(Unix</text:a>)<text:line-break/><text:line-break/>whatis &lt;Befehl&gt;<text:tab/><text:tab/><text:tab/>wie man -f<text:line-break/><text:tab/><text:tab/><text:tab/><text:tab/><text:tab/><text:tab/>sucht und liefert eine <text:tab/><text:tab/><text:tab/><text:tab/><text:tab/><text:tab/><text:tab/><text:tab/><text:tab/>Kurzbeschreibung des Befehls<text:line-break/><text:line-break/>whereis &lt;Befehl&gt;<text:tab/><text:tab/><text:tab/>zeigt wo eine manpage liegt und den <text:tab/><text:tab/><text:tab/><text:tab/><text:tab/><text:tab/>Ort des Befehls <text:line-break/><text:line-break/>which &lt;Befehl&gt;<text:tab/><text:tab/><text:tab/>durchsucht PATH (Umgebungsvariable <text:tab/><text:tab/><text:tab/><text:tab/><text:tab/><text:tab/>die den Suchpfad enthält) nach <text:tab/><text:tab/><text:tab/><text:tab/><text:tab/><text:tab/><text:tab/>Befehlen<text:line-break/><text:line-break/>info &lt;Befehl&gt;<text:tab/><text:tab/><text:tab/><text:tab/>zeigt Info-Datei<text:line-break/><text:line-break/>file &lt;Dateiname&gt;<text:tab/><text:tab/><text:tab/>zeigt die Art einer Datei<text:line-break/><text:line-break/>/usr/share/doc<text:tab/><text:tab/><text:tab/><text:tab/>zusätzliche Informationen zu <text:tab/><text:tab/><text:tab/><text:tab/><text:tab/><text:tab/><text:tab/><text:tab/>installierten Paketen<text:line-break/><text:line-break/><text:line-break/><text:line-break/><text:line-break/><text:line-break/><text:line-break/><text:line-break/><text:line-break/><text:line-break/><text:line-break/><text:line-break/><text:soft-page-break/>manpage-Verzeichnisse<text:line-break/><text:line-break/>/usr/man<text:tab/><text:tab/><text:tab/><text:tab/><text:tab/>(nicht immer)<text:line-break/>/usr/share/man<text:line-break/>/usr/local/share/man<text:line-break/><text:line-break/><text:line-break/><text:line-break/>man man zeigt das manual Pages in Sektionen aufgeteilt sind:<text:line-break/><text:line-break/>1 ausführbare Programme / Shellbefehle <text:line-break/>2 Systemaufrufe (Kernelfunktionen)</text:p>
      <text:p text:style-name="P1">3 Funktionen in Systembibliotheken<text:line-break/>4 spezielle Dateien meist in /dev<text:line-break/>5 Dateiformate und Konventionen wie z.B. /etc/passwd<text:line-break/>6 Spiele<text:line-break/>7 Makropakete z.B. man (7)<text:line-break/>8 Administrationsbefehle (i.d.R nur für root)</text:p>
      <text:p text:style-name="P1">9 (Kein Standard – häufig Kernelroutinen)<text:line-break/><text:line-break/></text:p>
      <text:p text:style-name="P1">Aufrufen:<text:line-break/>Z.B. man random <text:tab/>RANDOM(4)<text:line-break/>man 4 random<text:line-break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9T09:59:02.12</meta:creation-date>
    <dc:date>2019-08-09T11:49:45.68</dc:date>
    <meta:editing-duration>PT1H20M21S</meta:editing-duration>
    <meta:editing-cycles>4</meta:editing-cycles>
    <meta:generator>OpenOffice/4.1.6$Win32 OpenOffice.org_project/416m1$Build-9790</meta:generator>
    <meta:print-date>2019-08-09T10:53:44.09</meta:print-date>
    <meta:document-statistic meta:table-count="0" meta:image-count="0" meta:object-count="0" meta:page-count="2" meta:paragraph-count="4" meta:word-count="156" meta:character-count="1328"/>
  </office:meta>
</office:document-meta>
</file>